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0%" draw:fill-color="#66ccff" draw:opacity="100%" draw:opacity-name="Transparency_20_60" draw:textarea-horizontal-align="justify" draw:textarea-vertical-align="middle" draw:auto-grow-height="false" fo:min-height="10.886cm" fo:min-width="10.727cm"/>
    </style:style>
    <style:style style:name="P1" style:family="paragraph">
      <loext:graphic-properties draw:fill-color="#66ccff" draw:opacity="100%" draw:opacity-name="Transparency_20_6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5.875cm" svg:height="15.748cm" svg:x="2.651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opacity draw:name="Transparency_20_29" draw:display-name="Transparency 29" draw:style="radial" draw:cx="50%" draw:cy="50%" draw:start="100%" draw:end="5%" draw:border="0%"/>
    <draw:opacity draw:name="Transparency_20_3" draw:display-name="Transparency 3" draw:style="radial" draw:cx="50%" draw:cy="50%" draw:start="100%" draw:end="0%" draw:border="0%"/>
    <draw:opacity draw:name="Transparency_20_30" draw:display-name="Transparency 30" draw:style="radial" draw:cx="50%" draw:cy="50%" draw:start="100%" draw:end="10%" draw:border="0%"/>
    <draw:opacity draw:name="Transparency_20_31" draw:display-name="Transparency 31" draw:style="radial" draw:cx="50%" draw:cy="50%" draw:start="100%" draw:end="15%" draw:border="0%"/>
    <draw:opacity draw:name="Transparency_20_32" draw:display-name="Transparency 32" draw:style="radial" draw:cx="50%" draw:cy="50%" draw:start="100%" draw:end="20%" draw:border="0%"/>
    <draw:opacity draw:name="Transparency_20_33" draw:display-name="Transparency 33" draw:style="radial" draw:cx="50%" draw:cy="50%" draw:start="100%" draw:end="25%" draw:border="0%"/>
    <draw:opacity draw:name="Transparency_20_34" draw:display-name="Transparency 34" draw:style="radial" draw:cx="50%" draw:cy="50%" draw:start="100%" draw:end="30%" draw:border="0%"/>
    <draw:opacity draw:name="Transparency_20_35" draw:display-name="Transparency 35" draw:style="radial" draw:cx="50%" draw:cy="50%" draw:start="100%" draw:end="35%" draw:border="0%"/>
    <draw:opacity draw:name="Transparency_20_36" draw:display-name="Transparency 36" draw:style="radial" draw:cx="50%" draw:cy="50%" draw:start="100%" draw:end="40%" draw:border="0%"/>
    <draw:opacity draw:name="Transparency_20_37" draw:display-name="Transparency 37" draw:style="radial" draw:cx="50%" draw:cy="50%" draw:start="100%" draw:end="45%" draw:border="0%"/>
    <draw:opacity draw:name="Transparency_20_38" draw:display-name="Transparency 38" draw:style="radial" draw:cx="50%" draw:cy="50%" draw:start="100%" draw:end="50%" draw:border="0%"/>
    <draw:opacity draw:name="Transparency_20_39" draw:display-name="Transparency 39" draw:style="radial" draw:cx="50%" draw:cy="50%" draw:start="100%" draw:end="55%" draw:border="0%"/>
    <draw:opacity draw:name="Transparency_20_40" draw:display-name="Transparency 40" draw:style="radial" draw:cx="50%" draw:cy="50%" draw:start="100%" draw:end="60%" draw:border="0%"/>
    <draw:opacity draw:name="Transparency_20_41" draw:display-name="Transparency 41" draw:style="radial" draw:cx="50%" draw:cy="50%" draw:start="100%" draw:end="65%" draw:border="0%"/>
    <draw:opacity draw:name="Transparency_20_42" draw:display-name="Transparency 42" draw:style="radial" draw:cx="50%" draw:cy="50%" draw:start="100%" draw:end="70%" draw:border="0%"/>
    <draw:opacity draw:name="Transparency_20_43" draw:display-name="Transparency 43" draw:style="radial" draw:cx="50%" draw:cy="50%" draw:start="100%" draw:end="75%" draw:border="0%"/>
    <draw:opacity draw:name="Transparency_20_44" draw:display-name="Transparency 44" draw:style="radial" draw:cx="50%" draw:cy="50%" draw:start="100%" draw:end="80%" draw:border="0%"/>
    <draw:opacity draw:name="Transparency_20_45" draw:display-name="Transparency 45" draw:style="radial" draw:cx="50%" draw:cy="50%" draw:start="100%" draw:end="85%" draw:border="0%"/>
    <draw:opacity draw:name="Transparency_20_46" draw:display-name="Transparency 46" draw:style="radial" draw:cx="50%" draw:cy="50%" draw:start="100%" draw:end="90%" draw:border="0%"/>
    <draw:opacity draw:name="Transparency_20_47" draw:display-name="Transparency 47" draw:style="radial" draw:cx="50%" draw:cy="50%" draw:start="100%" draw:end="95%" draw:border="0%"/>
    <draw:opacity draw:name="Transparency_20_48" draw:display-name="Transparency 48" draw:style="radial" draw:cx="50%" draw:cy="50%" draw:start="100%" draw:end="100%" draw:border="0%"/>
    <draw:opacity draw:name="Transparency_20_49" draw:display-name="Transparency 49" draw:style="radial" draw:cx="50%" draw:cy="50%" draw:start="95%" draw:end="0%" draw:border="0%"/>
    <draw:opacity draw:name="Transparency_20_50" draw:display-name="Transparency 50" draw:style="radial" draw:cx="50%" draw:cy="50%" draw:start="90%" draw:end="0%" draw:border="0%"/>
    <draw:opacity draw:name="Transparency_20_51" draw:display-name="Transparency 51" draw:style="radial" draw:cx="50%" draw:cy="50%" draw:start="85%" draw:end="0%" draw:border="0%"/>
    <draw:opacity draw:name="Transparency_20_52" draw:display-name="Transparency 52" draw:style="radial" draw:cx="50%" draw:cy="50%" draw:start="80%" draw:end="0%" draw:border="0%"/>
    <draw:opacity draw:name="Transparency_20_53" draw:display-name="Transparency 53" draw:style="radial" draw:cx="50%" draw:cy="50%" draw:start="75%" draw:end="0%" draw:border="0%"/>
    <draw:opacity draw:name="Transparency_20_54" draw:display-name="Transparency 54" draw:style="radial" draw:cx="50%" draw:cy="50%" draw:start="70%" draw:end="0%" draw:border="0%"/>
    <draw:opacity draw:name="Transparency_20_55" draw:display-name="Transparency 55" draw:style="radial" draw:cx="50%" draw:cy="50%" draw:start="65%" draw:end="0%" draw:border="0%"/>
    <draw:opacity draw:name="Transparency_20_56" draw:display-name="Transparency 56" draw:style="radial" draw:cx="50%" draw:cy="50%" draw:start="60%" draw:end="0%" draw:border="0%"/>
    <draw:opacity draw:name="Transparency_20_57" draw:display-name="Transparency 57" draw:style="radial" draw:cx="50%" draw:cy="50%" draw:start="55%" draw:end="0%" draw:border="0%"/>
    <draw:opacity draw:name="Transparency_20_58" draw:display-name="Transparency 58" draw:style="radial" draw:cx="50%" draw:cy="50%" draw:start="50%" draw:end="0%" draw:border="0%"/>
    <draw:opacity draw:name="Transparency_20_59" draw:display-name="Transparency 59" draw:style="radial" draw:cx="50%" draw:cy="50%" draw:start="45%" draw:end="0%" draw:border="0%"/>
    <draw:opacity draw:name="Transparency_20_60" draw:display-name="Transparency 60" draw:style="radial" draw:cx="50%" draw:cy="50%" draw:start="40%" draw:end="0%" draw:border="0%"/>
    <draw:opacity draw:name="Transparency_20_61" draw:display-name="Transparency 61" draw:style="radial" draw:cx="50%" draw:cy="50%" draw:start="35%" draw:end="0%" draw:border="0%"/>
    <draw:opacity draw:name="Transparency_20_62" draw:display-name="Transparency 62" draw:style="radial" draw:cx="55%" draw:cy="50%" draw:start="50%" draw:end="0%" draw:border="0%"/>
    <draw:opacity draw:name="Transparency_20_63" draw:display-name="Transparency 63" draw:style="radial" draw:cx="60%" draw:cy="50%" draw:start="50%" draw:end="0%" draw:border="0%"/>
    <draw:opacity draw:name="Transparency_20_64" draw:display-name="Transparency 64" draw:style="radial" draw:cx="65%" draw:cy="50%" draw:start="50%" draw:end="0%" draw:border="0%"/>
    <draw:opacity draw:name="Transparency_20_65" draw:display-name="Transparency 65" draw:style="radial" draw:cx="70%" draw:cy="50%" draw:start="50%" draw:end="0%" draw:border="0%"/>
    <draw:opacity draw:name="Transparency_20_66" draw:display-name="Transparency 66" draw:style="radial" draw:cx="45%" draw:cy="50%" draw:start="50%" draw:end="0%" draw:border="0%"/>
    <draw:opacity draw:name="Transparency_20_67" draw:display-name="Transparency 67" draw:style="radial" draw:cx="50%" draw:cy="50%" draw:start="30%" draw:end="0%" draw:border="0%"/>
    <draw:opacity draw:name="Transparency_20_68" draw:display-name="Transparency 68" draw:style="radial" draw:cx="50%" draw:cy="50%" draw:start="25%" draw:end="0%" draw:border="0%"/>
    <draw:opacity draw:name="Transparency_20_69" draw:display-name="Transparency 69" draw:style="radial" draw:cx="50%" draw:cy="50%" draw:start="20%" draw:end="0%" draw:border="0%"/>
    <draw:opacity draw:name="Transparency_20_70" draw:display-name="Transparency 70" draw:style="radial" draw:cx="50%" draw:cy="50%" draw:start="15%" draw:end="0%" draw:border="0%"/>
    <draw:opacity draw:name="Transparency_20_71" draw:display-name="Transparency 71" draw:style="radial" draw:cx="50%" draw:cy="50%" draw:start="1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7T16:02:45.466872329</meta:creation-date>
    <dc:date>2018-08-17T16:10:33.627593693</dc:date>
    <meta:editing-duration>PT1M17S</meta:editing-duration>
    <meta:editing-cycles>1</meta:editing-cycles>
    <meta:document-statistic meta:object-count="1"/>
    <meta:generator>LibreOffice/5.1.6.2$Linux_X86_64 LibreOffice_project/10m0$Build-2</meta:generator>
  </office:meta>
</office:document-meta>
</file>